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43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7d43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7d435"/>
    </style:style>
    <style:style style:name="T1" style:family="text">
      <style:text-properties officeooo:rsid="00186286"/>
    </style:style>
    <style:style style:name="T2" style:family="text">
      <style:text-properties style:text-position="super 58%" officeooo:rsid="00186286"/>
    </style:style>
    <style:style style:name="T3" style:family="text">
      <style:text-properties officeooo:rsid="0017d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7.01" style:data-style-name="N0">7.01</text:variable-set>: <text:span text:style-name="T3">Impulse and Momentum</text:span></text:p>
      <text:p text:style-name="P2"/>
      <text:list xml:id="list7300881109919820799" text:style-name="L1">
        <text:list-item>
          <text:p text:style-name="P4">A 100 kg man is running at 2 m/s. <text:s/>What is his momentum?</text:p>
        </text:list-item>
      </text:list>
      <text:p text:style-name="P1"/>
      <text:p text:style-name="P1"/>
      <text:p text:style-name="P1"/>
      <text:p text:style-name="P1"/>
      <text:p text:style-name="P1"/>
      <text:list xml:id="list140329522769281" text:continue-numbering="true" text:style-name="L1">
        <text:list-item>
          <text:p text:style-name="P4">You push a shopping cart with a force of 15 newtons for two seconds. <text:s/>What is the impulse imparted on the shopping cart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40328517510200" text:continue-numbering="true" text:style-name="L1">
        <text:list-item>
          <text:p text:style-name="P4">An 800 kg car is driving eastward at 15 m/s. <text:s/>A 1500 kg truck is traveling westbound at 9 m/s. <text:s/>The vehicles collide and stick together. <text:s/>What is the final velocity of the vehicles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329381093142" text:continue-numbering="true" text:style-name="L1">
        <text:list-item>
          <text:p text:style-name="P4">A 0.3 kg ball is rolling toward you at 4 m/s. <text:s/>You kick the ball with a force of 30 Newtons. <text:s/>You are in contact with the ball for 0.2 seconds. <text:s/>What is the final velocity of the ball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328938435909" text:continue-numbering="true" text:style-name="L1">
        <text:list-item>
          <text:p text:style-name="P4">Billy-bob is standing on a skateboard. <text:s/>He throws a 0.5 kg ball toward the east at 5 m/s. <text:s/>If Billy-Bob has a mass of 80 kg, what velocity does he roll backward with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0328668417559" text:continue-numbering="true" text:style-name="L1">
        <text:list-item>
          <text:p text:style-name="P4"><text:soft-page-break/>A 75 kg wide-reciever is traveling north at 5 m/s. <text:s/>A 100 kg linebacker runs directly east at 4 m/s. The linebacker attempts to tackle the wide-reciever (and thus the two are stuck together after colliding). </text:p>
          <text:list>
            <text:list-item>
              <text:p text:style-name="P4">This collision was:</text:p>
            </text:list-item>
          </text:list>
        </text:list-item>
      </text:list>
      <text:p text:style-name="P1"><text:tab/><text:tab/>_____ Perfectly Elastic <text:tab/>_____ Perfectly Inelastic<text:tab/>_____Semi-elastic</text:p>
      <text:p text:style-name="P1"/>
      <text:list xml:id="list140329343944853" text:continue-numbering="true" text:style-name="L1">
        <text:list-item>
          <text:list>
            <text:list-item>
              <text:p text:style-name="P4">What is the final velocity of the two players? <text:s/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40330389856618" text:continue-numbering="true" text:style-name="L1">
        <text:list-item>
          <text:list>
            <text:list-item>
              <text:p text:style-name="P4">What is their direction of travel?</text:p>
            </text:list-item>
          </text:list>
        </text:list-item>
      </text:list>
      <text:p text:style-name="P1"/>
      <text:p text:style-name="P1"/>
      <text:p text:style-name="P1"/>
      <text:list xml:id="list140329569254538" text:continue-numbering="true" text:style-name="L1">
        <text:list-item>
          <text:p text:style-name="P4">Luke Skywalker has a mass of 55 kg, and is running toward Darth Vader at 2 m/s. <text:s/>Darth Vader kicks Luke, which sends him flying backward at 3 m/s. <text:s/>If Darth Vader's foot was in contact with Luke for 0.2 seconds, what is the size of the force that Darth Vader used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40329350245937" text:continue-numbering="true" text:style-name="L1">
        <text:list-item>
          <text:p text:style-name="P4">A blue billiard ball, with a mass of 0.25 kg, rolls toward the east at 1 m/s. <text:s/>It strikes a red billiard ball of the same mass that is traveling northward at 2 m/s. <text:s/>The blue ball comes to a complete stop. The time of contact between the balls is 0.25 seconds. <text:s/></text:p>
          <text:list>
            <text:list-item>
              <text:p text:style-name="P4">What is the final speed of the red bal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328419513045" text:continue-numbering="true" text:style-name="L1">
        <text:list-item>
          <text:list>
            <text:list-item>
              <text:p text:style-name="P4">What direction does the red ball travel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40329826147803" text:continue-numbering="true" text:style-name="L1">
        <text:list-item>
          <text:list>
            <text:list-item>
              <text:p text:style-name="P4">What is the force that the blue ball put on the red one?</text:p>
            </text:list-item>
          </text:list>
        </text:list-item>
      </text:list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6286"/>
    </style:style>
    <style:style style:name="MT2" style:family="text">
      <style:text-properties style:text-position="super 58%" officeooo:rsid="001862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3:28.159717172" text:date-adjust="PT24H00M00S">08/20/16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7:28:45.600545570</meta:creation-date>
    <meta:editing-duration>PT2M46S</meta:editing-duration>
    <meta:editing-cycles>7</meta:editing-cycles>
    <meta:generator>LibreOffice/4.3.7.2$Linux_X86_64 LibreOffice_project/430$Build-2</meta:generator>
    <dc:date>2016-08-19T14:03:28.071072813</dc:date>
    <meta:document-statistic meta:table-count="0" meta:image-count="2" meta:object-count="0" meta:page-count="2" meta:paragraph-count="18" meta:word-count="363" meta:character-count="1895" meta:non-whitespace-character-count="1507"/>
  </office:meta>
</office:document-meta>
</file>